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Arial Black" svg:font-family="'Arial Black'" style:font-pitch="variable"/>
    <style:font-face style:name="Lucida MAC" svg:font-family="'Lucida MAC'" style:font-pitch="variable"/>
    <style:font-face style:name="Liberation Serif" svg:font-family="'Liberation Serif'"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fo:font-size="11pt" officeooo:rsid="001baa8a" officeooo:paragraph-rsid="001baa8a" style:font-size-asian="11pt" style:font-size-complex="11pt"/>
    </style:style>
    <style:style style:name="P2" style:family="paragraph" style:parent-style-name="Standard">
      <style:text-properties style:font-name="Arial" fo:font-size="11pt" officeooo:rsid="001cbe88" officeooo:paragraph-rsid="001cbe88" style:font-size-asian="11pt" style:font-size-complex="11pt"/>
    </style:style>
    <style:style style:name="P3" style:family="paragraph" style:parent-style-name="Standard">
      <style:text-properties style:font-name="Arial" fo:font-size="11pt" officeooo:rsid="00203947" officeooo:paragraph-rsid="00203947" style:font-size-asian="11pt" style:font-size-complex="11pt"/>
    </style:style>
    <style:style style:name="T1" style:family="text">
      <style:text-properties officeooo:rsid="001dc932"/>
    </style:style>
    <style:style style:name="T2" style:family="text">
      <style:text-properties officeooo:rsid="001f1a5c"/>
    </style:style>
    <style:style style:name="T3" style:family="text">
      <style:text-properties officeooo:rsid="001fcc9b"/>
    </style:style>
    <style:style style:name="T4" style:family="text">
      <style:text-properties officeooo:rsid="00203947"/>
    </style:style>
    <style:style style:name="T5" style:family="text">
      <style:text-properties officeooo:rsid="00215cb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n someone tell me how exactly I am meant to feel welcomed in a world where my existence is framed as a foreign invasion- a harbinger of some monstrous plot to turn kids insane, and burn all that is good?</text:p>
      <text:p text:style-name="P1"/>
      <text:p text:style-name="P2">Recently, we’ve had 60 to 80 percent of Republican Americans polled by the SPL agree with the idea that “transgender people are trying to indoctrinate children into their lifestyle”, and that “gender ideology has corrupted American culture”. “Gender ideology” being the common stand in for everything trans people represent to them. Oh, but don’t worry, for democrats, that goes down to 30 to 50 percent!<text:line-break/><text:line-break/>These are absolutely extremist talking points. They paint me and my ilk as a foreign, corrupting influence, designed to lure their children over to “gender ideology”. The influence of this kind of language <text:span text:style-name="T1">is clear</text:span>. A town in Switzerland burned a giant effigy of a horrendous caricature of a trans woman this year, where normally they would burn an effigy of Kim John Un, Hitler, or their like. They noted that it was chosen in part because it would be a “happy and fun” idea, instead of something sad, like Putin. <text:span text:style-name="T2">Former Mississippi state representative, Robert Foster, who authored the state’s death penalty law claimed </text:span><text:span text:style-name="T3">that trans people</text:span><text:span text:style-name="T2"> “need to be lined up against [a] wall before a firing squad to be sent to an early judgement”. </text:span><text:span text:style-name="T4">Here in Australia, Katherine Deves, running with the Liberal party, called transgender people “surgically mutilated and sterilised”, and compared transgender women in sport to the Nazi occupation of France.</text:span></text:p>
      <text:p text:style-name="P2"/>
      <text:p text:style-name="P3">Let me say this. Me and my ilk are not some new fad, created by “marxist professors”. I was transgender long before I had even heard what that term meant. All through primary school I was bullied for being feminine and weird. When I was 11 I started trying to find a way to kill myself, because I believed I would never be a woman. When I was 14 I started to try my best to repress these feelings by stealing alcohol from my parents, and cutting myself as punishment for being a freak. <text:span text:style-name="T5">When I was 15 I met my now partner, Michael, a trans man, and started to conceptualise the existence of trans people. I cross dressed in secret with him, and felt some semblance of hope. Even then, I didn’t come out, because I wanted so badly to not be trans. I thought that it was too late for me- I was a borderline social pariah, and being trans wouldn’t help that.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Arial Black" svg:font-family="'Arial Black'" style:font-pitch="variable"/>
    <style:font-face style:name="Lucida MAC" svg:font-family="'Lucida MAC'" style:font-pitch="variable"/>
    <style:font-face style:name="Liberation Serif" svg:font-family="'Liberation Serif'"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0T17:05:46.683219993</meta:creation-date>
    <dc:date>2022-06-20T18:55:30.446382466</dc:date>
    <meta:editing-duration>PT26M39S</meta:editing-duration>
    <meta:editing-cycles>1</meta:editing-cycles>
    <meta:document-statistic meta:table-count="0" meta:image-count="0" meta:object-count="0" meta:page-count="1" meta:paragraph-count="3" meta:word-count="426" meta:character-count="2407" meta:non-whitespace-character-count="1982"/>
    <meta:generator>LibreOffice/7.1.7.2$Linux_X86_64 LibreOffice_project/10$Build-2</meta:generator>
  </office:meta>
</office:document-meta>
</file>